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 table:number-rows-repeated="11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00-00-00</text:date>, <text:time style:data-style-name="N2" text:time-value="15:56:23.5958507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30T15:57:20.410335527</dc:date>
    <meta:editing-duration>PT22H24M18S</meta:editing-duration>
    <meta:editing-cycles>109</meta:editing-cycles>
    <meta:generator>LibreOffice/24.8.4.2$Linux_X86_64 LibreOffice_project/480$Build-2</meta:generator>
    <meta:document-statistic meta:table-count="7" meta:cell-count="507" meta:object-count="0"/>
  </office:meta>
</office:document-meta>
</file>